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100000101120B229E978F9E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061cm" fo:padding-top="0.1cm" fo:padding-bottom="0.1cm" fo:padding-left="0.1cm" fo:padding-right="0.1cm"/>
      <style:paragraph-properties style:writing-mode="lr-tb"/>
    </style:style>
    <style:style style:name="gr6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000000" draw:fill="none" draw:fill-color="#ffffff" fo:min-height="0.291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cm" svg:height="6cm" svg:x="7.36cm" svg:y="12.1cm">
            <draw:image xlink:href="Pictures/100000000000010100000101120B229E978F9E13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3.919cm" svg:y="12.143cm">
            <draw:text-box>
              <text:p><text:span text:style-name="T1">Roll rate</text:span></text:p>
            </draw:text-box>
          </draw:frame>
          <draw:frame draw:style-name="gr3" draw:text-style-name="P2" draw:layer="layout" svg:width="2.681cm" svg:height="0.595cm" svg:x="13.919cm" svg:y="12.949cm">
            <draw:text-box>
              <text:p><text:span text:style-name="T1">Roll indicator</text:span></text:p>
            </draw:text-box>
          </draw:frame>
          <draw:frame draw:style-name="gr3" draw:text-style-name="P2" draw:layer="layout" svg:width="2.681cm" svg:height="0.595cm" svg:x="13.919cm" svg:y="14.382cm">
            <draw:text-box>
              <text:p><text:span text:style-name="T1">Pitch rate</text:span></text:p>
            </draw:text-box>
          </draw:frame>
          <draw:frame draw:style-name="gr4" draw:text-style-name="P4" draw:layer="layout" svg:width="2.68cm" svg:height="0.989cm" svg:x="4.12cm" svg:y="12.943cm">
            <draw:text-box>
              <text:p text:style-name="P3"><text:span text:style-name="T1">To/from indicator</text:span></text:p>
            </draw:text-box>
          </draw:frame>
          <draw:frame draw:style-name="gr3" draw:text-style-name="P4" draw:layer="layout" svg:width="2.68cm" svg:height="0.595cm" svg:x="4.12cm" svg:y="14.249cm">
            <draw:text-box>
              <text:p text:style-name="P3"><text:span text:style-name="T1">Roll scale</text:span></text:p>
            </draw:text-box>
          </draw:frame>
          <draw:frame draw:style-name="gr5" draw:text-style-name="P4" draw:layer="layout" svg:width="2.68cm" svg:height="0.595cm" svg:x="4.12cm" svg:y="15.185cm">
            <draw:text-box>
              <text:p text:style-name="P3"><text:span text:style-name="T1">Error needles</text:span></text:p>
            </draw:text-box>
          </draw:frame>
          <draw:line draw:style-name="gr6" draw:text-style-name="P5" draw:layer="layout" svg:x1="13.929cm" svg:y1="12.436cm" svg:x2="11.112cm" svg:y2="12.331cm">
            <text:p/>
          </draw:line>
          <draw:line draw:style-name="gr6" draw:text-style-name="P5" draw:layer="layout" svg:x1="13.932cm" svg:y1="15.487cm" svg:x2="10.413cm" svg:y2="15.126cm">
            <text:p/>
          </draw:line>
          <draw:line draw:style-name="gr6" draw:text-style-name="P5" draw:layer="layout" svg:x1="6.799cm" svg:y1="13.479cm" svg:x2="7.548cm" svg:y2="13.189cm">
            <text:p/>
          </draw:line>
          <draw:line draw:style-name="gr6" draw:text-style-name="P5" draw:layer="layout" svg:x1="6.809cm" svg:y1="14.547cm" svg:x2="8.117cm" svg:y2="14.298cm">
            <text:p/>
          </draw:line>
          <draw:line draw:style-name="gr6" draw:text-style-name="P5" draw:layer="layout" svg:x1="6.809cm" svg:y1="15.495cm" svg:x2="9.744cm" svg:y2="14.507cm">
            <text:p/>
          </draw:line>
          <draw:frame draw:style-name="gr7" draw:text-style-name="P2" draw:layer="layout" svg:width="2.681cm" svg:height="0.595cm" svg:x="13.92cm" svg:y="15.183cm">
            <draw:text-box>
              <text:p><text:span text:style-name="T1">Pitch/yaw index</text:span></text:p>
            </draw:text-box>
          </draw:frame>
          <draw:line draw:style-name="gr6" draw:text-style-name="P5" draw:layer="layout" svg:x1="13.925cm" svg:y1="14.704cm" svg:x2="13.279cm" svg:y2="14.697cm">
            <text:p/>
          </draw:line>
          <draw:line draw:style-name="gr6" draw:text-style-name="P5" draw:layer="layout" svg:x1="13.938cm" svg:y1="13.254cm" svg:x2="10.563cm" svg:y2="13.229cm">
            <text:p/>
          </draw:line>
          <draw:frame draw:style-name="gr3" draw:text-style-name="P4" draw:layer="layout" svg:width="2.68cm" svg:height="0.595cm" svg:x="4.12cm" svg:y="16.186cm">
            <draw:text-box>
              <text:p text:style-name="P3"><text:span text:style-name="T1">Yaw markings</text:span></text:p>
            </draw:text-box>
          </draw:frame>
          <draw:line draw:style-name="gr6" draw:text-style-name="P5" draw:layer="layout" svg:x1="6.807cm" svg:y1="16.485cm" svg:x2="8.636cm" svg:y2="15.216cm">
            <text:p/>
          </draw:line>
          <draw:frame draw:style-name="gr3" draw:text-style-name="P4" draw:layer="layout" svg:width="2.68cm" svg:height="0.595cm" svg:x="4.12cm" svg:y="16.987cm">
            <draw:text-box>
              <text:p text:style-name="P3"><text:span text:style-name="T1">Pitch markings</text:span></text:p>
            </draw:text-box>
          </draw:frame>
          <draw:line draw:style-name="gr6" draw:text-style-name="P5" draw:layer="layout" svg:x1="6.795cm" svg:y1="17.298cm" svg:x2="9.275cm" svg:y2="15.755cm">
            <text:p/>
          </draw:line>
          <draw:frame draw:style-name="gr3" draw:text-style-name="P2" draw:layer="layout" svg:width="2.681cm" svg:height="0.595cm" svg:x="13.92cm" svg:y="17.283cm">
            <draw:text-box>
              <text:p><text:span text:style-name="T1">Yaw rate</text:span></text:p>
            </draw:text-box>
          </draw:frame>
          <draw:line draw:style-name="gr6" draw:text-style-name="P5" draw:layer="layout" svg:x1="13.918cm" svg:y1="17.604cm" svg:x2="10.393cm" svg:y2="17.86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8-12T02:22:49.836000000</dc:date>
    <meta:editing-duration>PT1H5M22S</meta:editing-duration>
    <meta:editing-cycles>14</meta:editing-cycles>
    <meta:generator>LibreOffice/7.2.6.2$Windows_X86_64 LibreOffice_project/b0ec3a565991f7569a5a7f5d24fed7f52653d754</meta:generator>
    <meta:document-statistic meta:object-count="22"/>
  </office:meta>
</office:document-meta>
</file>